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10-03_07-16-43_000.jpg</text:p>
          </table:table-cell>
          <table:table-cell table:style-name="ce20" office:value-type="string">
            <text:p>-*</text:p>
          </table:table-cell>
          <table:table-cell table:style-name="ce29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-*">
            <text:p>-*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0-03_04-06-17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起きた時刻（夜中） / 2022">
            <text:p>:m :PHOTO 起きた時刻（夜中）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10-03_00-51-38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8" office:value-type="string">
            <text:p>2022-10-03_00-50-54_000.jpg</text:p>
          </table:table-cell>
          <table:table-cell table:style-name="ce20" office:value-type="string">
            <text:p>:m 記録 / お酒：飲んだ量</text:p>
          </table:table-cell>
          <table:table-cell table:style-name="ce29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9" office:value-type="string">
            <text:p>2022-10-03_12-09-00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10-03_07-34-39_000.jpg</text:p>
          </table:table-cell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10-03_07-31-05_000.jpg</text:p>
          </table:table-cell>
          <table:table-cell table:style-name="ce27" office:value-type="string">
            <text:p>:m #*# / math / topic=ルービックキューブ：数学 / content=~ / status=~ / other=,id=YMQ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#*# / math / topic=ルービックキューブ：数学 / content=~ / status=~ / other=,id=YMQ2">
            <text:p>:m #*# / math / topic=ルービックキューブ：数学 / content=~ / status=~ / other=,id=YMQ2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2-10-03_08-47-59_000.jpg</text:p>
          </table:table-cell>
          <table:table-cell table:style-name="ce27" office:value-type="string">
            <text:p>:m #*# / math / topic=ルービックキューブ：数学 / content=~ / status=~ / other=,id=YMQ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#*# / math / topic=ルービックキューブ：数学 / content=~ / status=~ / other=,id=YMQ2">
            <text:p>:m #*# / math / topic=ルービックキューブ：数学 / content=~ / status=~ / other=,id=YMQ2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2-10-03_19-03-34_000.jpg</text:p>
          </table:table-cell>
          <table:table-cell table:style-name="ce27" office:value-type="string">
            <text:p>:m :篠笛,shinobue #*# / session-memo:session-2 / p.1:genre=atom,key=h-7`(Af),file-piece-other=melody-A-1,musescore=~ \\\ p.2:genre=melody:continue-from:page-1:melody-A-2;melody-A3;sabi,file-piece-musescore=~ \\\ p.3:genre=add:10-01~page-1,key=h-2,file-piece-musescore=~ \\\ p.4:genre=melody:continue:page-3,file-piece-musesco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:篠笛,shinobue #*# / session-memo:session-2 / p.1:genre=atom,key=h-7`(Af),file-piece-other=melody-A-1,musescore=~ \\\ p.2:genre=melody:continue-from:page-1:melody-A-2;melody-A3;sabi,file-piece-musescore=~ \\\ p.3:genre=add:10-01~page-1,key=h-2,file-piece-musescore=~ \\\ p.4:genre=melody:continue:page-3,file-piece-musescore=~">
            <text:p>:m :篠笛,shinobue #*# / session-memo:session-2 / p.1:genre=atom,key=h-7`(Af),file-piece-other=melody-A-1,musescore=~ \\\ p.2:genre=melody:continue-from:page-1:melody-A-2;melody-A3;sabi,file-piece-musescore=~ \\\ p.3:genre=add:10-01~page-1,key=h-2,file-piece-musescore=~ \\\ p.4:genre=melody:continue:page-3,file-piece-musescore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53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51"/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9">
            <text:p>9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  <table:database-range table:target-range-address="Sheet1.A2:Sheet1.AMJ10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4">2022/10/04</text:date>, <text:time>10:12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0-04T10:12:23.83</dc:date>
    <dc:creator>iwabuchi ken</dc:creator>
    <meta:editing-duration>P49DT11H49M25S</meta:editing-duration>
    <meta:editing-cycles>16168</meta:editing-cycles>
    <meta:document-statistic meta:table-count="2" meta:cell-count="910" meta:object-count="0"/>
    <meta:user-defined meta:name="qrichtext">1</meta:user-defined>
  </office:meta>
</office:document-meta>
</file>